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223b" officeooo:paragraph-rsid="0018223b"/>
    </style:style>
    <style:style style:name="P2" style:family="paragraph" style:parent-style-name="Standard" style:list-style-name="L1">
      <style:text-properties officeooo:rsid="0018223b" officeooo:paragraph-rsid="0018223b"/>
    </style:style>
    <style:style style:name="P3" style:family="paragraph" style:parent-style-name="Standard" style:list-style-name="L1">
      <style:text-properties officeooo:rsid="00195532" officeooo:paragraph-rsid="00195532"/>
    </style:style>
    <style:style style:name="P4" style:family="paragraph" style:parent-style-name="Standard" style:list-style-name="L1">
      <style:text-properties officeooo:rsid="001ae8b6" officeooo:paragraph-rsid="001ae8b6"/>
    </style:style>
    <style:style style:name="P5" style:family="paragraph" style:parent-style-name="Standard" style:list-style-name="L1">
      <style:text-properties officeooo:rsid="001af862" officeooo:paragraph-rsid="001af862"/>
    </style:style>
    <style:style style:name="P6" style:family="paragraph" style:parent-style-name="Standard">
      <style:text-properties officeooo:rsid="001ec598" officeooo:paragraph-rsid="001ec598"/>
    </style:style>
    <style:style style:name="P7" style:family="paragraph" style:parent-style-name="Standard">
      <style:text-properties fo:font-weight="bold" officeooo:rsid="00207e77" officeooo:paragraph-rsid="00207e77" style:font-weight-asian="bold" style:font-weight-complex="bold"/>
    </style:style>
    <style:style style:name="P8" style:family="paragraph" style:parent-style-name="Standard">
      <style:text-properties fo:font-weight="normal" officeooo:rsid="002370ad" officeooo:paragraph-rsid="002370ad" style:font-weight-asian="normal" style:font-weight-complex="normal"/>
    </style:style>
    <style:style style:name="P9" style:family="paragraph" style:parent-style-name="Standard">
      <style:text-properties fo:font-weight="normal" officeooo:rsid="0025b2d2" officeooo:paragraph-rsid="0025b2d2" style:font-weight-asian="normal" style:font-weight-complex="normal"/>
    </style:style>
    <style:style style:name="P10" style:family="paragraph" style:parent-style-name="Standard">
      <style:text-properties fo:font-weight="normal" officeooo:rsid="00279bcd" officeooo:paragraph-rsid="00279bcd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29289b" officeooo:paragraph-rsid="002c30e1" style:font-weight-asian="normal" style:font-weight-complex="normal"/>
    </style:style>
    <style:style style:name="P12" style:family="paragraph" style:parent-style-name="Standard" style:list-style-name="L3">
      <style:text-properties fo:font-weight="normal" officeooo:rsid="002a7b09" officeooo:paragraph-rsid="002a7b09" style:font-weight-asian="normal" style:font-weight-complex="normal"/>
    </style:style>
    <style:style style:name="P13" style:family="paragraph" style:parent-style-name="Standard" style:list-style-name="L3">
      <style:text-properties fo:font-weight="normal" officeooo:rsid="002b0fe0" officeooo:paragraph-rsid="002c30e1" style:font-weight-asian="normal" style:font-weight-complex="normal"/>
    </style:style>
    <style:style style:name="T1" style:family="text">
      <style:text-properties officeooo:rsid="001ce087"/>
    </style:style>
    <style:style style:name="T2" style:family="text">
      <style:text-properties officeooo:rsid="0025512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83efb"/>
    </style:style>
    <style:style style:name="T5" style:family="text">
      <style:text-properties officeooo:rsid="0029289b"/>
    </style:style>
    <style:style style:name="T6" style:family="text">
      <style:text-properties officeooo:rsid="0029937c"/>
    </style:style>
    <style:style style:name="T7" style:family="text">
      <style:text-properties officeooo:rsid="002c30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75450397" text:style-name="L1">
        <text:list-item>
          <text:p text:style-name="P2">Se define en el documento raiz del XML, pudiendo decir si incluye uno o más elementos dentro de él.</text:p>
        </text:list-item>
        <text:list-item>
          <text:p text:style-name="P2">Define los elementos que incluye dentro de otros.</text:p>
        </text:list-item>
        <text:list-item>
          <text:p text:style-name="P3">Para los elementos que ya contienen datos hay que indicar el tipo de contenido.</text:p>
        </text:list-item>
        <text:list-item>
          <text:p text:style-name="P4">Lo tip<text:span text:style-name="T2">i</text:span>co es usar #PCDATA indicando que el contenido es un tipo de dato analizable.</text:p>
        </text:list-item>
        <text:list-item>
          <text:p text:style-name="P5">Para analizar los atributos hay que especificar en qué elemento está y como se llama el atributo, también se puede indicar en el atributo con una palabra reservada si es obligatorio, opciona, valor por defecto, fijo e incluso la lista de valores que puede tomar el atributo. <text:span text:style-name="T1">Para indicar que es un elemento se utiliza &lt;!ELEMENT... y para los atributos &lt;!ATTLIST....</text:span></text:p>
        </text:list-item>
      </text:list>
      <text:p text:style-name="P1"/>
      <text:p text:style-name="P6">Declaración de DTD externo.</text:p>
      <text:p text:style-name="P6"/>
      <text:p text:style-name="P7">ATRIBUTOS:</text:p>
      <text:p text:style-name="P8">Un elemento puede tener muchos atributos y un atributo aparece siempre en la misma etiqueta <text:span text:style-name="T2">(es decir en la etiqueta de apertura), el orden de los mismos no es importante aunque el de los elementos sí.</text:span></text:p>
      <text:p text:style-name="P8"/>
      <text:p text:style-name="P9">Para validar atributos se usa el elemento &lt;!ATTLIST quedando así:</text:p>
      <text:p text:style-name="P9"><text:tab/></text:p>
      <text:p text:style-name="P9"><text:tab/><text:tab/>&lt;<text:span text:style-name="T3">!ATTLIST</text:span></text:p>
      <text:p text:style-name="P9"><text:tab/><text:tab/><text:tab/>nombreElemento</text:p>
      <text:p text:style-name="P9"><text:tab/><text:tab/><text:tab/>nombreAtributo</text:p>
      <text:p text:style-name="P9"><text:tab/><text:tab/><text:tab/>tipoAtributo (CDATA)</text:p>
      <text:p text:style-name="P9"><text:tab/><text:tab/><text:tab/>valorDefecto&gt;</text:p>
      <text:p text:style-name="P9"/>
      <text:p text:style-name="P10">Valor por defecto: se establece con una palabra reservada al final de la definición para indicar el comportamiento <text:span text:style-name="T4">(o posibles valores, obligatoriedad, etc)</text:span> del <text:span text:style-name="T4">mismo.</text:span></text:p>
      <text:p text:style-name="P10"/>
      <text:list xml:id="list1914075409" text:style-name="L3">
        <text:list-item>
          <text:p text:style-name="P11">Se se pone un atributo y al final se le pone un "nombreEjemplo" al final <text:span text:style-name="T7">quiere decir que si se le pone un valor el sofware te lo respeta, pero en caso de no ponerlo te añade <text:s/></text:span>nombreEjemplo <text:span text:style-name="T7">como valor.</text:span></text:p>
        </text:list-item>
        <text:list-item>
          <text:p text:style-name="P12">Si al final aparece <text:span text:style-name="T3">#REQUIRED</text:span> quiere decir que ese atributo al que se hace referencia tiene que aparecer si o si porque es obligatorio, en caso de no ser obligatorio (es decir es opcional) se usaría <text:span text:style-name="T3">#IMPLIED</text:span>.</text:p>
        </text:list-item>
        <text:list-item>
          <text:p text:style-name="P13">Si aparece la palabra <text:span text:style-name="T3">#FIXED "valor" </text:span><text:span text:style-name="T5">quere decir que el valor del atributo es <text:s/></text:span><text:span text:style-name="T3">valor</text:span><text:span text:style-name="T5"> y será una constante. En el XML deberá aperecer </text:span><text:span text:style-name="T3">valor</text:span><text:span text:style-name="T5"> o nada (en cuyo caso lo pone el software que lee) pero siempre una de las d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48S</meta:editing-duration>
    <meta:editing-cycles>4</meta:editing-cycles>
    <meta:generator>LibreOffice/5.4.1.2$Windows_x86 LibreOffice_project/ea7cb86e6eeb2bf3a5af73a8f7777ac570321527</meta:generator>
    <dc:date>2018-01-25T12:40:54.512000000</dc:date>
    <meta:document-statistic meta:table-count="0" meta:image-count="0" meta:object-count="0" meta:page-count="1" meta:paragraph-count="19" meta:word-count="326" meta:character-count="1864" meta:non-whitespace-character-count="1547"/>
    <meta:user-defined meta:name="Info 1"/>
    <meta:user-defined meta:name="Info 2"/>
    <meta:user-defined meta:name="Info 3"/>
    <meta:user-defined meta:name="Info 4"/>
  </office:meta>
</office:document-meta>
</file>